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aoImpl.setState( org . apache . ode . bpel . dao . ScopeStateEnum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artnerLink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orrelationSet( String corrS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aoImpl.createPartnerLink( int plinkModelId , String pLinkName , String myRole , String partner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aoImpl.lis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Variable( String va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ScopeDaoImpl( ProcessInstanceDaoImpl owner , ScopeDAO parent , String type , int scope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aoImpl.getScope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orrelatio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roce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hil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